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571cm" svg:height="2.893cm" draw:transform="rotate (1.03916903663742) translate (4.00585110440927cm 11.5331784701162cm)" svg:viewBox="0 0 10572 2894" svg:d="M0 2894c7580-3878 10572-2737 10572-2737">
          <text:p/>
        </draw:path>
        <draw:path draw:style-name="gr1" draw:text-style-name="P1" draw:layer="layout" svg:width="10.571cm" svg:height="2.893cm" draw:transform="skewX (-6.0892590298575E-017) rotate (-1.03916903663742) translate (9.6349992681477cm 2.42060625033747cm)" svg:viewBox="0 0 10572 2894" svg:d="M10572 2894c-7581-3878-10572-2737-10572-2737">
          <text:p/>
        </draw:path>
        <draw:line draw:style-name="gr1" draw:text-style-name="P1" draw:layer="layout" svg:x1="6.5cm" svg:y1="13cm" svg:x2="12.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09:41:06.741518281</meta:creation-date>
    <dc:date>2023-02-23T09:42:03.107434630</dc:date>
    <meta:editing-duration>PT57S</meta:editing-duration>
    <meta:editing-cycles>1</meta:editing-cycles>
    <meta:document-statistic meta:object-count="3"/>
    <meta:generator>LibreOffice/7.3.7.2$Linux_X86_64 LibreOffice_project/30$Build-2</meta:generator>
  </office:meta>
</office:document-meta>
</file>